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7">2.<text:tab/>Projektplanung</text:p>
      <text:p text:style-name="P17"><text:tab/>2.1<text:tab/><text:span text:style-name="T16">Soll Konzept</text:span></text:p>
      <text:p text:style-name="P17"><text:tab/><text:span text:style-name="T16">2.2<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6">1.4<text:tab/>Projektschnittstellen</text:p>
      <text:p text:style-name="P16"/>
      <text:p text:style-name="P12">1.<text:span text:style-name="T14">5</text:span><text:tab/>Projektbegründung</text:p>
      <text:p text:style-name="P14">Die MAM möchte künftig Hotels als Kunden gewinnen und <text:span text:style-name="T12">eine individualisierte Buchungsapp zur Verfügung stellen. Die Geschäftsleitung der MAM erwartet auf diesem Gebiet ein </text:span></text:p>
      <text:p text:style-name="P12"><text:soft-page-break/></text:p>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18">1.7<text:tab/>Projektbeteiligte Personen</text:p>
      <text:p text:style-name="P18"/>
      <text:p text:style-name="P13"/>
      <text:p text:style-name="P15">2.<text:tab/>Projektplanung</text:p>
      <text:p text:style-name="P15">2.1<text:tab/>Projektphasen und <text:span text:style-name="T13">Zeitplanung</text:span></text:p>
      <text:p text:style-name="P15">2.2<text:tab/></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M43S</meta:editing-duration>
    <meta:editing-cycles>25</meta:editing-cycles>
    <meta:generator>LibreOffice/5.1.2.2$Windows_x86 LibreOffice_project/d3bf12ecb743fc0d20e0be0c58ca359301eb705f</meta:generator>
    <dc:date>2016-05-20T16:04:13.388000000</dc:date>
    <meta:document-statistic meta:table-count="0" meta:image-count="0" meta:object-count="0" meta:page-count="4" meta:paragraph-count="46" meta:word-count="340" meta:character-count="2770" meta:non-whitespace-character-count="2460"/>
    <meta:user-defined meta:name="Info 1"/>
    <meta:user-defined meta:name="Info 2"/>
    <meta:user-defined meta:name="Info 3"/>
    <meta:user-defined meta:name="Info 4"/>
  </office:meta>
</office:document-meta>
</file>